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68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21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Data" table:style-name="ta1">
        <office:forms form:automatic-focus="false" form:apply-design-mode="false"/>
        <table:shapes>
          <draw:frame draw:z-index="0" draw:name="Arbeitslosigkeit in 1000" draw:style-name="gr1" draw:text-style-name="P1" svg:width="6.2988in" svg:height="3.5429in" svg:x="9.2913in" svg:y="0.0394in">
            <draw:object draw:notify-on-update-of-ranges="Data.B1:Data.F1 Data.A2:Data.A2 Data.B2:Data.F2 Data.A3:Data.A3 Data.B3:Data.F3 Data.A4:Data.A4 Data.B4:Data.F4 Data.A5:Data.A5 Data.B5:Data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2969in" svg:y="3.5921in">
            <draw:object draw:notify-on-update-of-ranges="Data.A22:Data.A22 Data.B22:Data.D22 Data.A23:Data.A23 Data.B23:Data.D23 Data.A24:Data.A24 Data.B24:Data.D24 Data.A25:Data.A25 Data.B25:Data.D25 Data.A26:Data.A26 Data.B26:Data.D26 Data.A27:Data.A27 Data.B27:Data.D27 Data.A28:Data.A28 Data.B28:Data.D28 Data.A29:Data.A29 Data.B29:Data.D29 Data.A30:Data.A30 Data.B30:Data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8972in" svg:y="1.252in">
            <draw:object draw:notify-on-update-of-ranges="Data.A36:Data.A36 Data.B36:Data.U36 Data.A38:Data.A38 Data.B38:Data.O38 Data.A39:Data.A39 Data.B39:Data.O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GEO/TIME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2018</text:p>
          </table:table-cell>
          <table:table-cell table:style-name="ce1" office:value-type="string" calcext:value-type="string">
            <text:p>202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iechenland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791" calcext:value-type="float">
            <text:p>79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panien</text:p>
          </table:table-cell>
          <table:table-cell table:style-name="ce3" office:value-type="float" office:value="5811" calcext:value-type="float">
            <text:p>5,811</text:p>
          </table:table-cell>
          <table:table-cell table:style-name="ce3" office:value-type="float" office:value="5610" calcext:value-type="float">
            <text:p>5,610</text:p>
          </table:table-cell>
          <table:table-cell table:style-name="ce3" office:value-type="float" office:value="4481" calcext:value-type="float">
            <text:p>4,481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3531" calcext:value-type="float">
            <text:p>3,53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talien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3223" calcext:value-type="float">
            <text:p>3,223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2301" calcext:value-type="float">
            <text:p>2,30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Österreich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72" calcext:value-type="float">
            <text:p>272</text:p>
          </table:table-cell>
          <table:table-cell table:number-columns-repeated="1004"/>
        </table:table-row>
        <table:table-row table:style-name="ro1">
          <table:table-cell table:number-columns-repeated="1010"/>
        </table:table-row>
        <table:table-row table:style-name="ro1" table:number-rows-repeated="3">
          <table:table-cell table:style-name="ce2" table:number-columns-repeated="2"/>
          <table:table-cell table:number-columns-repeated="1008"/>
        </table:table-row>
        <table:table-row table:style-name="ro1" table:number-rows-repeated="11">
          <table:table-cell table:number-columns-repeated="1010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rgenland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ärnten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iederösterreich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berösterre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altzburg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eiermark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rol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orarlberg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ien</text:p>
          </table:table-cell>
          <table:table-cell office:value-type="float" office:value="9.8" calcext:value-type="float">
            <text:p>9.8</text:p>
          </table:table-cell>
          <table:table-cell office:value-type="float" office:value="8.3" calcext:value-type="float">
            <text:p>8.3</text:p>
          </table:table-cell>
          <table:table-cell office:value-type="float" office:value="10.7" calcext:value-type="float">
            <text:p>10.7</text:p>
          </table:table-cell>
          <table:table-cell table:number-columns-repeated="1006"/>
        </table:table-row>
        <table:table-row table:style-name="ro1" table:number-rows-repeated="6"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2008</text:p>
          </table:table-cell>
          <table:table-cell table:style-name="ce8" office:value-type="string" calcext:value-type="string">
            <text:p>2009</text:p>
          </table:table-cell>
          <table:table-cell table:style-name="ce8" office:value-type="string" calcext:value-type="string">
            <text:p>2010</text:p>
          </table:table-cell>
          <table:table-cell table:style-name="ce8" office:value-type="string" calcext:value-type="string">
            <text:p>2011</text:p>
          </table:table-cell>
          <table:table-cell table:style-name="ce8" office:value-type="string" calcext:value-type="string">
            <text:p>2012</text:p>
          </table:table-cell>
          <table:table-cell table:style-name="ce8" office:value-type="string" calcext:value-type="string">
            <text:p>2013</text:p>
          </table:table-cell>
          <table:table-cell table:style-name="ce8" office:value-type="string" calcext:value-type="string">
            <text:p>2014</text:p>
          </table:table-cell>
          <table:table-cell table:style-name="ce8" office:value-type="string" calcext:value-type="string">
            <text:p>2015</text:p>
          </table:table-cell>
          <table:table-cell table:style-name="ce8" office:value-type="string" calcext:value-type="string">
            <text:p>2016</text:p>
          </table:table-cell>
          <table:table-cell table:style-name="ce8" office:value-type="string" calcext:value-type="string">
            <text:p>2017</text:p>
          </table:table-cell>
          <table:table-cell table:style-name="ce8" office:value-type="string" calcext:value-type="string">
            <text:p>2018</text:p>
          </table:table-cell>
          <table:table-cell table:style-name="ce8" office:value-type="string" calcext:value-type="string">
            <text:p>2019</text:p>
          </table:table-cell>
          <table:table-cell table:style-name="ce8" office:value-type="string" calcext:value-type="string">
            <text:p>2020</text:p>
          </table:table-cell>
          <table:table-cell table:style-name="ce8" office:value-type="string" calcext:value-type="string">
            <text:p>2021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Männer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2.1" calcext:value-type="float">
            <text:p>12.1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float" office:value="11.5" calcext:value-type="float">
            <text:p>11.5</text:p>
          </table:table-cell>
          <table:table-cell table:style-name="ce11" office:value-type="float" office:value="12" calcext:value-type="float">
            <text:p>12.0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11.7" calcext:value-type="float">
            <text:p>11.7</text:p>
          </table:table-cell>
          <table:table-cell table:style-name="ce10" office:value-type="float" office:value="10.3" calcext:value-type="float">
            <text:p>10.3</text:p>
          </table:table-cell>
          <table:table-cell table:style-name="ce11" office:value-type="float" office:value="10" calcext:value-type="float">
            <text:p>10.0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0.7" calcext:value-type="float">
            <text:p>10.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rauen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9.6" calcext:value-type="float">
            <text:p>9.6</text:p>
          </table:table-cell>
          <table:table-cell table:number-columns-repeated="3" table:style-name="ce10" office:value-type="float" office:value="10.4" calcext:value-type="float">
            <text:p>10.4</text:p>
          </table:table-cell>
          <table:table-cell table:style-name="ce10" office:value-type="float" office:value="10.7" calcext:value-type="float">
            <text:p>10.7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11.3" calcext:value-type="float">
            <text:p>11.3</text:p>
          </table:table-cell>
          <table:table-cell table:number-columns-repeated="995"/>
        </table:table-row>
        <table:table-row table:style-name="ro1" table:number-rows-repeated="20">
          <table:table-cell table:number-columns-repeated="1010"/>
        </table:table-row>
        <table:table-row table:style-name="ro2" table:number-rows-repeated="1048516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70">
      <number:number number:decimal-places="4" number:min-decimal-places="4" number:min-integer-digits="1" number:grouping="true"/>
    </number:number-style>
    <number:number-style style:name="N169">
      <number:number number:decimal-places="3" number:min-decimal-places="3" number:min-integer-digits="1" number:grouping="true"/>
    </number:number-style>
    <number:number-style style:name="N168">
      <number:number number:decimal-places="10" number:min-decimal-places="0" number:min-integer-digits="1" number:decimal-replacement="" number:grouping="true"/>
    </number:number-style>
    <number:currency-style style:name="N16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text> </number:text>
      <number:currency-symbol/>
      <number:fill-character> </number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0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  <number:text> </number:text>
      <number:am-pm/>
    </number:time-style>
    <number:date-style style:name="N156">
      <number:month number:textual="true"/>
      <number:text>-</number:text>
      <number:year/>
    </number:date-style>
    <number:date-style style:name="N155">
      <number:day/>
      <number:text>-</number:text>
      <number:month number:textual="true"/>
    </number:date-style>
    <number:date-style style:name="N154">
      <number:day/>
      <number:text>-</number:text>
      <number:month number:textual="true"/>
      <number:text>-</number:text>
      <number:year/>
    </number:date-style>
    <number:date-style style:name="N153">
      <number:month/>
      <number:text>/</number:text>
      <number:day/>
      <number:text>/</number:text>
      <number:year number:style="long"/>
    </number:dat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6">
      <number:minutes number:style="long"/>
      <number:text>:</number:text>
      <number:seconds number:style="long" number:decimal-places="1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5P2" style:volatile="true">
      <number:text> </number:text>
      <number:fill-character> </number:fill-character>
      <number:text>-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zł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zł</number:text>
    </number:number-style>
    <number:number-style style:name="N12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zł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zł</number:text>
    </number:number-style>
    <number:number-style style:name="N123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3P0"/>
    </number:number-style>
    <number:number-style style:name="N121">
      <number:number number:decimal-places="1" number:min-decimal-places="1" number:min-integer-digits="1" number:grouping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ltr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Data" style:display-name="PageStyle_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1T14:43:01.736270709</dc:date>
    <meta:editing-duration>PT15M54S</meta:editing-duration>
    <meta:editing-cycles>3</meta:editing-cycles>
    <meta:generator>LibreOffice/7.3.6.2$Linux_X86_64 LibreOffice_project/30$Build-2</meta:generator>
    <meta:document-statistic meta:table-count="1" meta:cell-count="11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Arbeitslose in 1000</text:p>
        </chart:title>
        <chart:legend chart:legend-position="end" svg:x="12.645cm" svg:y="3.454cm" style:legend-expansion="high" chart:style-name="ch3"/>
        <chart:plot-area chart:style-name="ch4" table:cell-range-address="Data.A1:Data.F5" chart:data-source-has-labels="both" svg:x="0.32cm" svg:y="1.275cm" svg:width="12.005cm" svg:height="7.545cm">
          <chart:coordinate-region svg:x="1.418cm" svg:y="1.475cm" svg:width="10.535cm" svg:height="6.698cm"/>
          <chart:axis chart:dimension="x" chart:name="primary-x" chart:style-name="ch5" chartooo:axis-type="auto">
            <chartooo:date-scale/>
            <chart:categories table:cell-range-address="Data.B1:Data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B2:Data.F2" chart:label-cell-address="Data.A2:Data.A2" chart:class="chart:line">
            <chart:data-point chart:repeated="5"/>
          </chart:series>
          <chart:series chart:style-name="ch9" chart:values-cell-range-address="Data.B3:Data.F3" chart:label-cell-address="Data.A3:Data.A3" chart:class="chart:line">
            <chart:data-point chart:repeated="5"/>
          </chart:series>
          <chart:series chart:style-name="ch10" chart:values-cell-range-address="Data.B4:Data.F4" chart:label-cell-address="Data.A4:Data.A4" chart:class="chart:line">
            <chart:data-point chart:repeated="5"/>
          </chart:series>
          <chart:series chart:style-name="ch11" chart:values-cell-range-address="Data.B5:Data.F5" chart:label-cell-address="Data.A5:Data.A5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2</text:p>
                <draw:g>
                  <svg:desc>Data.B1:Data.F1</svg:desc>
                </draw:g>
              </table:table-cell>
              <table:table-cell office:value-type="string">
                <text:p>2014</text:p>
              </table:table-cell>
              <table:table-cell office:value-type="string">
                <text:p>2016</text:p>
              </table:table-cell>
              <table:table-cell office:value-type="string">
                <text:p>2018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Griechenland</text:p>
                <draw:g>
                  <svg:desc>Data.A2:Data.A2</svg:desc>
                </draw:g>
              </table:table-cell>
              <table:table-cell office:value-type="float" office:value="1208">
                <text:p>1208</text:p>
                <draw:g>
                  <svg:desc>Data.B2:Data.F2</svg:desc>
                </draw:g>
              </table:table-cell>
              <table:table-cell office:value-type="float" office:value="1277">
                <text:p>1277</text:p>
              </table:table-cell>
              <table:table-cell office:value-type="float" office:value="1146">
                <text:p>1146</text:p>
              </table:table-cell>
              <table:table-cell office:value-type="float" office:value="935">
                <text:p>93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Spanien</text:p>
                <draw:g>
                  <svg:desc>Data.A3:Data.A3</svg:desc>
                </draw:g>
              </table:table-cell>
              <table:table-cell office:value-type="float" office:value="5811">
                <text:p>5811</text:p>
                <draw:g>
                  <svg:desc>Data.B3:Data.F3</svg:desc>
                </draw:g>
              </table:table-cell>
              <table:table-cell office:value-type="float" office:value="5610">
                <text:p>5610</text:p>
              </table:table-cell>
              <table:table-cell office:value-type="float" office:value="4481">
                <text:p>4481</text:p>
              </table:table-cell>
              <table:table-cell office:value-type="float" office:value="3479">
                <text:p>3479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Italien</text:p>
                <draw:g>
                  <svg:desc>Data.A4:Data.A4</svg:desc>
                </draw:g>
              </table:table-cell>
              <table:table-cell office:value-type="float" office:value="2719">
                <text:p>2719</text:p>
                <draw:g>
                  <svg:desc>Data.B4:Data.F4</svg:desc>
                </draw:g>
              </table:table-cell>
              <table:table-cell office:value-type="float" office:value="3223">
                <text:p>3223</text:p>
              </table:table-cell>
              <table:table-cell office:value-type="float" office:value="2978">
                <text:p>2978</text:p>
              </table:table-cell>
              <table:table-cell office:value-type="float" office:value="2709">
                <text:p>2709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Österreich</text:p>
                <draw:g>
                  <svg:desc>Data.A5:Data.A5</svg:desc>
                </draw:g>
              </table:table-cell>
              <table:table-cell office:value-type="float" office:value="224">
                <text:p>224</text:p>
                <draw:g>
                  <svg:desc>Data.B5:Data.F5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290">
                <text:p>290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03cm" svg:y="0.316cm" chart:style-name="ch2">
          <text:p>Arbeitslose in %</text:p>
        </chart:title>
        <chart:legend chart:legend-position="end" svg:x="12.169cm" svg:y="2.209cm" style:legend-expansion="high" chart:style-name="ch3"/>
        <chart:plot-area chart:style-name="ch4" table:cell-range-address="Data.A22:Data.D30" chart:data-source-has-labels="column" svg:x="0.265cm" svg:y="0.181cm" svg:width="11.528cm" svg:height="8.638cm">
          <chart:coordinate-region svg:x="0.886cm" svg:y="0.38cm" svg:width="10.813cm" svg:height="7.7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B22:Data.D22" chart:label-cell-address="Data.A22:Data.A22" chart:class="chart:line">
            <chart:data-point chart:repeated="3"/>
          </chart:series>
          <chart:series chart:style-name="ch8" chart:values-cell-range-address="Data.B23:Data.D23" chart:label-cell-address="Data.A23:Data.A23" chart:class="chart:line">
            <chart:data-point chart:repeated="3"/>
          </chart:series>
          <chart:series chart:style-name="ch9" chart:values-cell-range-address="Data.B24:Data.D24" chart:label-cell-address="Data.A24:Data.A24" chart:class="chart:line">
            <chart:data-point chart:repeated="3"/>
          </chart:series>
          <chart:series chart:style-name="ch10" chart:values-cell-range-address="Data.B25:Data.D25" chart:label-cell-address="Data.A25:Data.A25" chart:class="chart:line">
            <chart:data-point chart:repeated="3"/>
          </chart:series>
          <chart:series chart:style-name="ch11" chart:values-cell-range-address="Data.B26:Data.D26" chart:label-cell-address="Data.A26:Data.A26" chart:class="chart:line">
            <chart:data-point chart:repeated="3"/>
          </chart:series>
          <chart:series chart:style-name="ch12" chart:values-cell-range-address="Data.B27:Data.D27" chart:label-cell-address="Data.A27:Data.A27" chart:class="chart:line">
            <chart:data-point chart:repeated="3"/>
          </chart:series>
          <chart:series chart:style-name="ch13" chart:values-cell-range-address="Data.B28:Data.D28" chart:label-cell-address="Data.A28:Data.A28" chart:class="chart:line">
            <chart:data-point chart:repeated="3"/>
          </chart:series>
          <chart:series chart:style-name="ch14" chart:values-cell-range-address="Data.B29:Data.D29" chart:label-cell-address="Data.A29:Data.A29" chart:class="chart:line">
            <chart:data-point chart:repeated="3"/>
          </chart:series>
          <chart:series chart:style-name="ch15" chart:values-cell-range-address="Data.B30:Data.D30" chart:label-cell-address="Data.A30:Data.A30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Burgenland</text:p>
                <draw:g>
                  <svg:desc>Data.A22:Data.A22</svg:desc>
                </draw:g>
              </table:table-cell>
              <table:table-cell office:value-type="float" office:value="5.8">
                <text:p>5.8</text:p>
                <draw:g>
                  <svg:desc>Data.B22:Data.D2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ärnten</text:p>
                <draw:g>
                  <svg:desc>Data.A23:Data.A23</svg:desc>
                </draw:g>
              </table:table-cell>
              <table:table-cell office:value-type="float" office:value="5.2">
                <text:p>5.2</text:p>
                <draw:g>
                  <svg:desc>Data.B23:Data.D23</svg:desc>
                </draw:g>
              </table:table-cell>
              <table:table-cell office:value-type="float" office:value="4.3">
                <text:p>4.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Niederösterreich</text:p>
                <draw:g>
                  <svg:desc>Data.A24:Data.A24</svg:desc>
                </draw:g>
              </table:table-cell>
              <table:table-cell office:value-type="float" office:value="4.8">
                <text:p>4.8</text:p>
                <draw:g>
                  <svg:desc>Data.B24:Data.D24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Oberösterreich</text:p>
                <draw:g>
                  <svg:desc>Data.A25:Data.A25</svg:desc>
                </draw:g>
              </table:table-cell>
              <table:table-cell office:value-type="float" office:value="4">
                <text:p>4</text:p>
                <draw:g>
                  <svg:desc>Data.B25:Data.D25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Saltzburg</text:p>
                <draw:g>
                  <svg:desc>Data.A26:Data.A26</svg:desc>
                </draw:g>
              </table:table-cell>
              <table:table-cell office:value-type="float" office:value="4.1">
                <text:p>4.1</text:p>
                <draw:g>
                  <svg:desc>Data.B26:Data.D26</svg:desc>
                </draw:g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eiermark</text:p>
                <draw:g>
                  <svg:desc>Data.A27:Data.A27</svg:desc>
                </draw:g>
              </table:table-cell>
              <table:table-cell office:value-type="float" office:value="4.3">
                <text:p>4.3</text:p>
                <draw:g>
                  <svg:desc>Data.B27:Data.D27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Tirol</text:p>
                <draw:g>
                  <svg:desc>Data.A28:Data.A28</svg:desc>
                </draw:g>
              </table:table-cell>
              <table:table-cell office:value-type="float" office:value="3.7">
                <text:p>3.7</text:p>
                <draw:g>
                  <svg:desc>Data.B28:Data.D28</svg:desc>
                </draw:g>
              </table:table-cell>
              <table:table-cell office:value-type="float" office:value="3.2">
                <text:p>3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Vorarlberg</text:p>
                <draw:g>
                  <svg:desc>Data.A29:Data.A29</svg:desc>
                </draw:g>
              </table:table-cell>
              <table:table-cell office:value-type="float" office:value="4.7">
                <text:p>4.7</text:p>
                <draw:g>
                  <svg:desc>Data.B29:Data.D29</svg:desc>
                </draw:g>
              </table:table-cell>
              <table:table-cell office:value-type="float" office:value="4.6">
                <text:p>4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Wien</text:p>
                <draw:g>
                  <svg:desc>Data.A30:Data.A30</svg:desc>
                </draw:g>
              </table:table-cell>
              <table:table-cell office:value-type="float" office:value="9.8">
                <text:p>9.8</text:p>
                <draw:g>
                  <svg:desc>Data.B30:Data.D30</svg:desc>
                </draw:g>
              </table:table-cell>
              <table:table-cell office:value-type="float" office:value="8.3">
                <text:p>8.3</text:p>
              </table:table-cell>
              <table:table-cell office:value-type="float" office:value="10.7">
                <text:p>1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Jugendliche Arbeitslose 15-24</text:p>
        </chart:title>
        <chart:legend chart:legend-position="end" svg:x="13.518cm" svg:y="3.952cm" style:legend-expansion="high" chart:style-name="ch3"/>
        <chart:plot-area chart:style-name="ch4" table:cell-range-address="Data.A36:Data.U36 Data.A38:Data.O39" chart:data-source-has-labels="both" svg:x="0.32cm" svg:y="1.275cm" svg:width="12.878cm" svg:height="7.545cm">
          <chart:coordinate-region svg:x="0.941cm" svg:y="1.474cm" svg:width="12.257cm" svg:height="7.147cm"/>
          <chart:axis chart:dimension="x" chart:name="primary-x" chart:style-name="ch5" chartooo:axis-type="auto">
            <chartooo:date-scale/>
            <chart:categories table:cell-range-address="Data.B36:Data.U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B38:Data.O38" chart:label-cell-address="Data.A38:Data.A38" chart:class="chart:line">
            <chart:data-point chart:repeated="14"/>
          </chart:series>
          <chart:series chart:style-name="ch9" chart:values-cell-range-address="Data.B39:Data.O39" chart:label-cell-address="Data.A39:Data.A39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B36:Data.U3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änner</text:p>
                <draw:g>
                  <svg:desc>Data.A38:Data.A38</svg:desc>
                </draw:g>
              </table:table-cell>
              <table:table-cell office:value-type="float" office:value="0">
                <text:p>0</text:p>
                <draw:g>
                  <svg:desc>Data.B38:Data.O38</svg:desc>
                </draw:g>
              </table:table-cell>
              <table:table-cell office:value-type="float" office:value="12.1">
                <text:p>12.1</text:p>
              </table:table-cell>
              <table:table-cell office:value-type="float" office:value="10.4">
                <text:p>10.4</text:p>
              </table:table-cell>
              <table:table-cell office:value-type="float" office:value="9.5">
                <text:p>9.5</text:p>
              </table:table-cell>
              <table:table-cell office:value-type="float" office:value="10.3">
                <text:p>10.3</text:p>
              </table:table-cell>
              <table:table-cell office:value-type="float" office:value="10.2">
                <text:p>10.2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  <table:table-cell office:value-type="float" office:value="13.1">
                <text:p>13.1</text:p>
              </table:table-cell>
              <table:table-cell office:value-type="float" office:value="11.7">
                <text:p>11.7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Frauen</text:p>
                <draw:g>
                  <svg:desc>Data.A39:Data.A39</svg:desc>
                </draw:g>
              </table:table-cell>
              <table:table-cell office:value-type="float" office:value="0">
                <text:p>0</text:p>
                <draw:g>
                  <svg:desc>Data.B39:Data.O39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9.8">
                <text:p>9.8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0.7">
                <text:p>10.7</text:p>
              </table:table-cell>
              <table:table-cell office:value-type="float" office:value="9.1">
                <text:p>9.1</text:p>
              </table:table-cell>
              <table:table-cell office:value-type="float" office:value="9.8">
                <text:p>9.8</text:p>
              </table:table-cell>
              <table:table-cell office:value-type="float" office:value="8.1">
                <text:p>8.1</text:p>
              </table:table-cell>
              <table:table-cell office:value-type="float" office:value="10.6">
                <text:p>10.6</text:p>
              </table:table-cell>
              <table:table-cell office:value-type="float" office:value="11.3">
                <text:p>11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